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paragraph-properties fo:text-align="justify"/>
    </style:style>
    <style:style style:name="T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VarsayılanParagrafYazıTipi" style:family="text">
      <style:text-properties fo:font-size="15pt" style:font-size-asian="15pt" style:font-size-complex="15pt"/>
    </style:style>
    <style:style style:name="P5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6" style:parent-style-name="Textbody" style:family="paragraph">
      <style:paragraph-properties fo:text-align="justify"/>
    </style:style>
    <style:style style:name="T7" style:parent-style-name="VarsayılanParagrafYazıTipi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8" style:parent-style-name="VarsayılanParagrafYazıTipi" style:family="text">
      <style:text-properties fo:font-size="15pt" style:font-size-asian="15pt" style:font-size-complex="15pt"/>
    </style:style>
    <style:style style:name="P9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10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12" style:family="table-column">
      <style:table-column-properties style:column-width="6.925in" style:use-optimal-column-width="false"/>
    </style:style>
    <style:style style:name="Table11" style:family="table">
      <style:table-properties style:width="6.92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justify"/>
    </style:style>
    <style:style style:name="T16" style:parent-style-name="VarsayılanParagrafYazıTipi" style:family="text">
      <style:text-properties fo:font-size="15pt" style:font-size-asian="15pt" style:font-size-complex="15pt"/>
    </style:style>
    <style:style style:name="T17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18" style:parent-style-name="VarsayılanParagrafYazıTipi" style:family="text">
      <style:text-properties fo:font-size="15pt" style:font-size-asian="15pt" style:font-size-complex="15pt"/>
    </style:style>
    <style:style style:name="P19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20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22" style:family="table-column">
      <style:table-column-properties style:column-width="6.925in" style:use-optimal-column-width="false"/>
    </style:style>
    <style:style style:name="Table21" style:family="table">
      <style:table-properties style:width="6.925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5" style:parent-style-name="VarsayılanParagrafYazıTipi" style:family="text">
      <style:text-properties fo:font-size="15pt" style:font-size-asian="15pt" style:font-size-complex="15pt"/>
    </style:style>
    <style:style style:name="T26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27" style:parent-style-name="VarsayılanParagrafYazıTipi" style:family="text">
      <style:text-properties fo:font-size="15pt" style:font-size-asian="15pt" style:font-size-complex="15pt"/>
    </style:style>
    <style:style style:name="P28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ure Virtual Function</text:p>
      <text:p text:style-name="P2"><text:span text:style-name="T3">uml_diagram.pdf</text:span><text:span text:style-name="T4"><text:s/>dosyasında UML diagramı verilen sınıfları ve main.cpp için verilen kodu yazıp çalıştırınız.</text:span></text:p>
      <text:p text:style-name="P5"/>
      <text:p text:style-name="P6"><text:span text:style-name="T7">NOT:</text:span><text:span text:style-name="T8"><text:s/>UML Diagramında eğik yazılı fonksiyonlar Pure Virtual Function'dır.</text:span></text:p>
      <text:p text:style-name="P9"/>
      <text:p text:style-name="P10">Main Fonksiyon Kodu: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Main fonksiyon için gerekli kod<text:s/></text:span><text:span text:style-name="T17">main.png</text:span><text:span text:style-name="T18"><text:s/>dosyasında verilmiştir.</text:span></text:p>
          </table:table-cell>
        </table:table-row>
      </table:table>
      <text:p text:style-name="P19"/>
      <text:p text:style-name="P20">Örnek Ekran Çıktısı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<text:span text:style-name="T25">Örnek ekran çıktısı<text:s/></text:span><text:span text:style-name="T26">cikti.png</text:span><text:span text:style-name="T27"><text:s/>dosyasında verilmiştir.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37:00Z</dc:date>
    <meta:template xlink:href="Normal.dotm" xlink:type="simple"/>
    <meta:editing-cycles>113</meta:editing-cycles>
    <meta:editing-duration>PT21720S</meta:editing-duration>
    <meta:document-statistic meta:page-count="1" meta:paragraph-count="1" meta:word-count="55" meta:character-count="369" meta:row-count="2" meta:non-whitespace-character-count="315"/>
  </office:meta>
</office:document-meta>
</file>